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or my project, I used (or would use) the following tools and services to make everything look professional and work smoothly.</text:p>
      <text:p text:style-name="Text_20_body">For <text:span text:style-name="Strong_20_Emphasis">icons</text:span>, I would use Font Awesome or Bootstrap Icons. They’re easy to install and give you hundreds of clean, modern icons. For example, instead of writing “Send Message,” I can add a little paper plane icon next to the text. It makes the site look more polished without extra work.</text:p>
      <text:p text:style-name="Text_20_body">For <text:span text:style-name="Strong_20_Emphasis">custom CSS3 buttons</text:span>, I would write my own CSS in a separate stylesheet. This lets me control things like hover effects, rounded corners, shadows, and animations. For example, I can make a blue button that slightly grows and changes color when someone hovers over it. That small effect makes the app feel more professional.</text:p>
      <text:p text:style-name="Text_20_body">For <text:span text:style-name="Strong_20_Emphasis">CSS gradients</text:span>, I would use the CSS linear-gradient() function. Gradients are great for hero sections or buttons. Instead of a plain blue background, I can blend royal blue into light blue to give it depth. It looks modern without using images.</text:p>
      <text:p text:style-name="Text_20_body">To <text:span text:style-name="Strong_20_Emphasis">send emails</text:span>, I would use Django’s built-in email system connected to a service like SendGrid, Mailgun, or Amazon SES. This is important for things like password resets, contact forms, or payment confirmations. Using a real email service helps prevent messages from going to spam.</text:p>
      <text:p text:style-name="Text_20_body">For a <text:span text:style-name="Strong_20_Emphasis">Terms of Service document</text:span>, I would create a dedicated static page in Django and link it in the footer. I could generate the content using a legal template generator and customize it for my project. Keeping it on a separate page makes it easy to update later.</text:p>
      <text:p text:style-name="Text_20_body">To show <text:span text:style-name="Strong_20_Emphasis">good-looking success or error messages</text:span>, I would use Django’s built-in messages framework along with Bootstrap alert classes. For example, a green alert for success and a red alert for errors. This gives users clear feedback like “Payment successful!” or “Please fix the errors below.”</text:p>
      <text:p text:style-name="Text_20_body">For <text:span text:style-name="Strong_20_Emphasis">modals</text:span>, I would use Bootstrap’s modal component. Modals are great for confirmations like “Are you sure you want to delete this?” They keep the user on the same page instead of redirecting them somewhere else.</text:p>
      <text:p text:style-name="Text_20_body">Overall, these tools help make the project look modern, user-friendly, and professional without making development overly complicate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8T14:59:24.619754974</meta:creation-date>
    <dc:date>2026-02-28T15:00:20.376311448</dc:date>
    <meta:editing-duration>PT57S</meta:editing-duration>
    <meta:editing-cycles>1</meta:editing-cycles>
    <meta:document-statistic meta:table-count="0" meta:image-count="0" meta:object-count="0" meta:page-count="1" meta:paragraph-count="9" meta:word-count="362" meta:character-count="2167" meta:non-whitespace-character-count="1814"/>
    <meta:generator>LibreOffice/25.8.4.2$Linux_X86_64 LibreOffice_project/0366609b1de41a39e1896ae41e33c673f2a73802</meta:generator>
  </office:meta>
</office:document-meta>
</file>